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2060bc" officeooo:paragraph-rsid="002060bc" style:font-name-asian="Noto Sans CJK SC" style:font-size-asian="18.2000007629395pt" style:font-weight-asian="bold" style:font-name-complex="Lohit Devanagari" style:font-size-complex="18.2000007629395pt" style:font-weight-complex="bold"/>
    </style:style>
    <style:style style:name="P2" style:family="paragraph" style:parent-style-name="Standard">
      <style:text-properties fo:language="fr" fo:country="FR"/>
    </style:style>
    <style:style style:name="P3" style:family="paragraph" style:parent-style-name="Standard">
      <style:text-properties fo:language="fr" fo:country="FR" officeooo:paragraph-rsid="001f77f4"/>
    </style:style>
    <style:style style:name="P4" style:family="paragraph" style:parent-style-name="Standard">
      <style:text-properties fo:language="fr" fo:country="FR" officeooo:rsid="001e0605" officeooo:paragraph-rsid="001e0605"/>
    </style:style>
    <style:style style:name="P5" style:family="paragraph" style:parent-style-name="Standard">
      <style:text-properties fo:language="fr" fo:country="FR" officeooo:paragraph-rsid="001e0605"/>
    </style:style>
    <style:style style:name="P6" style:family="paragraph" style:parent-style-name="Standard">
      <style:text-properties fo:language="fr" fo:country="FR" officeooo:rsid="001d506b" officeooo:paragraph-rsid="001d506b"/>
    </style:style>
    <style:style style:name="P7" style:family="paragraph" style:parent-style-name="Standard">
      <style:text-properties fo:language="fr" fo:country="FR" officeooo:rsid="001d506b" officeooo:paragraph-rsid="001e0605"/>
    </style:style>
    <style:style style:name="P8" style:family="paragraph" style:parent-style-name="Title">
      <style:text-properties fo:language="fr" fo:country="FR"/>
    </style:style>
    <style:style style:name="T1" style:family="text">
      <style:text-properties officeooo:rsid="001f77f4"/>
    </style:style>
    <style:style style:name="T2" style:family="text">
      <style:text-properties fo:font-style="italic" officeooo:rsid="001f77f4" style:font-style-asian="italic" style:font-style-complex="italic"/>
    </style:style>
    <style:style style:name="T3" style:family="text">
      <style:text-properties fo:font-style="italic" officeooo:rsid="002060bc" style:font-style-asian="italic" style:font-style-complex="italic"/>
    </style:style>
    <style:style style:name="T4" style:family="text">
      <style:text-properties fo:font-style="normal" officeooo:rsid="001f77f4" style:font-style-asian="normal" style:font-style-complex="normal"/>
    </style:style>
    <style:style style:name="T5" style:family="text">
      <style:text-properties fo:font-style="normal" officeooo:rsid="002060bc" style:font-style-asian="normal" style:font-style-complex="normal"/>
    </style:style>
    <style:style style:name="T6" style:family="text">
      <style:text-properties officeooo:rsid="002060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de d’emploi</text:p>
      <text:p text:style-name="P2"/>
      <text:h text:style-name="Heading_20_1" text:outline-level="1">Lancement du logiciel</text:h>
      <text:p text:style-name="P3"><text:span text:style-name="T1"><text:tab/>Avant de lancer le logiciel, éditez le fichier </text:span><text:span text:style-name="T2">config/building.json.</text:span><text:span text:style-name="T4"> Toutes les indications sur les paramètres sont indiquées dans le fichier. Ce fichier permet de changer </text:span><text:span text:style-name="T5">les attributs de l’immeuble, de ses ascenseurs et des résidents.</text:span></text:p>
      <text:p text:style-name="P3"><text:span text:style-name="T5"><text:tab/>Le fichier </text:span><text:span text:style-name="T3">config/names.json</text:span><text:span text:style-name="T5"> contient tous les noms que peuvent avoir les résidents de l’immeuble.</text:span></text:p>
      <text:p text:style-name="P4"/>
      <text:h text:style-name="P1" text:outline-level="1">Simulation</text:h>
      <text:p text:style-name="P5"><text:tab/><text:span text:style-name="T6">Ce simulateur permet de tester l’efficacité des ascenseurs selon des conditions variables et de comparer les résultats.</text:span></text:p>
      <text:p text:style-name="P5"><text:tab/><text:span text:style-name="T6">Vous pouvez voir les statistiques globales sur le côté droit de l’écran, et pouvez aussi voir les informations sur des résidents ou ascenseurs spécifiques en cliquant dessus. Après avoir cliqué sur une entité, il est possible d’exporter les données au format JSON en cliquant sur le bouton « sauvegarder ». Les fichiers sont alors enregistrés dans </text:span><text:span text:style-name="T3">out/elevators</text:span><text:span text:style-name="T5"> et </text:span><text:span text:style-name="T3">out/residents</text:span><text:span text:style-name="T5">.</text:span></text:p>
      <text:p text:style-name="P5"><text:tab/><text:span text:style-name="T6">Différents boutons vous permettent de régler la vitesse d’exécution de la simulation. Mais <text:s/>attention, une vitesse trop élevée peut augmenter l’imprécision du logiciel et fausser les résultats des statistiques</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1T12:57:59.901141958</meta:creation-date>
    <meta:generator>LibreOffice/6.4.7.2$Linux_X86_64 LibreOffice_project/40$Build-2</meta:generator>
    <dc:date>2022-01-01T21:35:41.658064758</dc:date>
    <meta:editing-duration>PT5H39M27S</meta:editing-duration>
    <meta:editing-cycles>4</meta:editing-cycles>
    <meta:document-statistic meta:table-count="0" meta:image-count="0" meta:object-count="0" meta:page-count="1" meta:paragraph-count="8" meta:word-count="160" meta:character-count="1090" meta:non-whitespace-character-count="932"/>
  </office:meta>
</office:document-meta>
</file>